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1">
          <table:table-cell office:value-type="string" calcext:value-type="string">
            <text:p>01_01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1">
          <table:table-cell office:value-type="string" calcext:value-type="string">
            <text:p>01_03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1">
          <table:table-cell office:value-type="string" calcext:value-type="string">
            <text:p>01_05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1">
          <table:table-cell office:value-type="string" calcext:value-type="string">
            <text:p>01_09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1">
          <table:table-cell office:value-type="string" calcext:value-type="string">
            <text:p>10_01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1">
          <table:table-cell office:value-type="string" calcext:value-type="string">
            <text:p>12_01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1">
          <table:table-cell office:value-type="string" calcext:value-type="string">
            <text:p>12_06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1">
          <table:table-cell office:value-type="string" calcext:value-type="string">
            <text:p>21_01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1">
          <table:table-cell office:value-type="string" calcext:value-type="string">
            <text:p>21_03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1">
          <table:table-cell office:value-type="string" calcext:value-type="string">
            <text:p>21_04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1">
          <table:table-cell office:value-type="string" calcext:value-type="string">
            <text:p>22_12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1">
          <table:table-cell office:value-type="string" calcext:value-type="string">
            <text:p>22_16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1">
          <table:table-cell office:value-type="string" calcext:value-type="string">
            <text:p>24_02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1">
          <table:table-cell office:value-type="string" calcext:value-type="string">
            <text:p>24_04</text:p>
          </table:table-cell>
          <table:table-cell office:value-type="string" calcext:value-type="string">
            <text:p>p = plate, c = cup</text:p>
          </table:table-cell>
        </table:table-row>
        <table:table-row table:style-name="ro1">
          <table:table-cell office:value-type="string" calcext:value-type="string">
            <text:p>24_05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1">
          <table:table-cell office:value-type="string" calcext:value-type="string">
            <text:p>26_11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6:04:11.690902065</meta:creation-date>
    <dc:date>2022-03-28T16:05:28.639356931</dc:date>
    <meta:editing-duration>PT1M17S</meta:editing-duration>
    <meta:editing-cycles>1</meta:editing-cycles>
    <meta:document-statistic meta:table-count="1" meta:cell-count="34" meta:object-count="0"/>
    <meta:generator>LibreOffice/6.4.7.2$Linux_X86_64 LibreOffice_project/40$Build-2</meta:generator>
  </office:meta>
</office:document-meta>
</file>